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0b6337" officeooo:paragraph-rsid="000b6337"/>
    </style:style>
    <style:style style:name="P3" style:family="paragraph" style:parent-style-name="Heading_20_2">
      <style:paragraph-properties fo:text-align="center" style:justify-single-word="false"/>
      <style:text-properties officeooo:rsid="000b6337" officeooo:paragraph-rsid="000b6337"/>
    </style:style>
    <style:style style:name="T1" style:family="text">
      <style:text-properties officeooo:rsid="000ca0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Multi-layer DTN routing</text:h>
      <text:list xml:id="list6500383691948319913" text:style-name="L1">
        <text:list-item>
          <text:p text:style-name="P1"><text:span text:style-name="T1">Modded </text:span>Prophet</text:p>
        </text:list-item>
        <text:list-item>
          <text:p text:style-name="P2">X-vi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1:14:59.047886985</meta:creation-date>
    <dc:date>2015-09-24T21:31:06.866688553</dc:date>
    <meta:editing-duration>PT13M5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8" meta:character-count="45" meta:non-whitespace-character-count="42"/>
  </office:meta>
</office:document-meta>
</file>